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style:text-properties officeooo:paragraph-rsid="005fcd5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5cfc95" officeooo:paragraph-rsid="005cfc95" fo:hyphenate="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41b4e" fo:hyphenate="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8b128" officeooo:paragraph-rsid="001bbd15" fo:hyphenate="false"/>
    </style:style>
    <style:style style:name="P16"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style:style>
    <style:style style:name="P17"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style:style>
    <style:style style:name="P18"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395796" fo:hyphenate="false"/>
    </style:style>
    <style:style style:name="P19"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e9bf5" officeooo:paragraph-rsid="000e9bf5" fo:hyphenate="false"/>
    </style:style>
    <style:style style:name="P21"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style:style>
    <style:style style:name="P22"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style:style>
    <style:style style:name="P23"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style:style>
    <style:style style:name="P24"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style:style>
    <style:style style:name="P25" style:family="paragraph" style:parent-style-name="Heading_20_1">
      <style:text-properties officeooo:paragraph-rsid="003ac0a5"/>
    </style:style>
    <style:style style:name="P26" style:family="paragraph" style:parent-style-name="Heading_20_1">
      <style:text-properties officeooo:paragraph-rsid="0049eaa8"/>
    </style:style>
    <style:style style:name="P27" style:family="paragraph" style:parent-style-name="Heading_20_1">
      <style:text-properties officeooo:paragraph-rsid="003fd9a8"/>
    </style:style>
    <style:style style:name="P28" style:family="paragraph" style:parent-style-name="Heading_20_1">
      <style:text-properties officeooo:paragraph-rsid="0051b513"/>
    </style:style>
    <style:style style:name="P29" style:family="paragraph" style:parent-style-name="Heading_20_1">
      <style:text-properties officeooo:paragraph-rsid="005fcd5e"/>
    </style:style>
    <style:style style:name="P30"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fo:hyphenate="false"/>
    </style:style>
    <style:style style:name="P31"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215952" fo:hyphenate="false"/>
    </style:style>
    <style:style style:name="P32"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fo:language="en" fo:country="GB" officeooo:paragraph-rsid="00344ef1" fo:hyphenate="false"/>
    </style:style>
    <style:style style:name="P33" style:family="paragraph" style:parent-style-name="Heading_20_1" style:master-page-name="">
      <loext:graphic-properties draw:fill="none"/>
      <style:paragraph-properties fo:margin-left="0cm" fo:margin-right="0cm" fo:margin-top="0.423cm" fo:margin-bottom="0.212cm" loext:contextual-spacing="false" fo:hyphenation-ladder-count="no-limit" fo:text-indent="0cm" style:auto-text-indent="false" style:page-number="auto" fo:background-color="transparent" fo:keep-with-next="always"/>
      <style:text-properties officeooo:paragraph-rsid="00281c5f" fo:hyphenate="false"/>
    </style:style>
    <style:style style:name="P34" style:family="paragraph" style:parent-style-name="Heading_20_1" style:master-page-name="MP0">
      <loext:graphic-properties draw:fill="none"/>
      <style:paragraph-properties fo:margin-left="0cm" fo:margin-right="0cm" fo:margin-top="0.423cm" fo:margin-bottom="0.212cm" loext:contextual-spacing="false" fo:hyphenation-ladder-count="no-limit" fo:text-indent="0cm" style:auto-text-indent="false" style:page-number="auto" fo:break-before="page" fo:background-color="transparent" fo:keep-with-next="always"/>
      <style:text-properties fo:language="en" fo:country="GB" fo:hyphenate="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fcd5e"/>
    </style:style>
    <style:style style:name="T17" style:family="text">
      <style:text-properties fo:language="en" fo:country="GB" officeooo:rsid="006316ef"/>
    </style:style>
    <style:style style:name="T18" style:family="text">
      <style:text-properties fo:language="en" fo:country="GB" officeooo:rsid="0064c2b2"/>
    </style:style>
    <style:style style:name="T19" style:family="text">
      <style:text-properties fo:language="en" fo:country="GB" officeooo:rsid="0066618b"/>
    </style:style>
    <style:style style:name="T20" style:family="text">
      <style:text-properties fo:language="en" fo:country="GB" officeooo:rsid="0066950e"/>
    </style:style>
    <style:style style:name="T21" style:family="text">
      <style:text-properties fo:language="en" fo:country="GB" officeooo:rsid="0067a496"/>
    </style:style>
    <style:style style:name="T22" style:family="text">
      <style:text-properties fo:language="en" fo:country="GB" officeooo:rsid="006997a4"/>
    </style:style>
    <style:style style:name="T23" style:family="text">
      <style:text-properties fo:language="en" fo:country="GB" officeooo:rsid="006a5adb"/>
    </style:style>
    <style:style style:name="T24" style:family="text">
      <style:text-properties fo:language="en" fo:country="GB" officeooo:rsid="006bb64a"/>
    </style:style>
    <style:style style:name="T25" style:family="text">
      <style:text-properties fo:language="en" fo:country="GB" officeooo:rsid="006c2585"/>
    </style:style>
    <style:style style:name="T26" style:family="text">
      <style:text-properties fo:language="en" fo:country="GB" officeooo:rsid="006d4bf8"/>
    </style:style>
    <style:style style:name="T27" style:family="text">
      <style:text-properties fo:language="en" fo:country="GB" officeooo:rsid="006f4a0c"/>
    </style:style>
    <style:style style:name="T28" style:family="text">
      <style:text-properties fo:language="en" fo:country="GB" officeooo:rsid="0070455a"/>
    </style:style>
    <style:style style:name="T29" style:family="text">
      <style:text-properties fo:language="en" fo:country="GB" officeooo:rsid="0071aa8d"/>
    </style:style>
    <style:style style:name="T30" style:family="text">
      <style:text-properties officeooo:rsid="0003a5e2"/>
    </style:style>
    <style:style style:name="T31" style:family="text">
      <style:text-properties officeooo:rsid="0007f231"/>
    </style:style>
    <style:style style:name="T32" style:family="text">
      <style:text-properties officeooo:rsid="0007fc6a"/>
    </style:style>
    <style:style style:name="T33" style:family="text">
      <style:text-properties officeooo:rsid="00091f92"/>
    </style:style>
    <style:style style:name="T34" style:family="text">
      <style:text-properties officeooo:rsid="0009dffd"/>
    </style:style>
    <style:style style:name="T35" style:family="text">
      <style:text-properties officeooo:rsid="0009e1e7"/>
    </style:style>
    <style:style style:name="T36" style:family="text">
      <style:text-properties officeooo:rsid="000c388e"/>
    </style:style>
    <style:style style:name="T37" style:family="text">
      <style:text-properties officeooo:rsid="000dd0b2"/>
    </style:style>
    <style:style style:name="T38" style:family="text">
      <style:text-properties officeooo:rsid="000f4e85"/>
    </style:style>
    <style:style style:name="T39" style:family="text">
      <style:text-properties officeooo:rsid="001291ea"/>
    </style:style>
    <style:style style:name="T40" style:family="text">
      <style:text-properties officeooo:rsid="00145b93"/>
    </style:style>
    <style:style style:name="T41" style:family="text">
      <style:text-properties officeooo:rsid="0018b128"/>
    </style:style>
    <style:style style:name="T42" style:family="text">
      <style:text-properties officeooo:rsid="001beb73"/>
    </style:style>
    <style:style style:name="T43" style:family="text">
      <style:text-properties officeooo:rsid="0022dba9"/>
    </style:style>
    <style:style style:name="T44" style:family="text">
      <style:text-properties officeooo:rsid="00266a34"/>
    </style:style>
    <style:style style:name="T45" style:family="text">
      <style:text-properties officeooo:rsid="00344ef1"/>
    </style:style>
    <style:style style:name="T46" style:family="text">
      <style:text-properties officeooo:rsid="005da3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levator Pitch</text:h>
      <text:p text:style-name="P6">Joy is a Rogue-like simulation RPG in which you have to survive the rigours of the world, while keeping yourself happy. Happiness will increase the speed at which you heal, gain skills and <text:span text:style-name="T36">how well you </text:span>communicate with people, as well as influence magical spells.</text:p>
      <text:h text:style-name="P30" text:outline-level="1">Needs System</text:h>
      <text:p text:style-name="P6">The needs will be broken down into the following categories, from most basic to most complex:</text:p>
      <text:p text:style-name="P21">Food, drink, sex, sleep</text:p>
      <text:p text:style-name="P21">Health, employment, property</text:p>
      <text:p text:style-name="P21">Friendship, family, morality</text:p>
      <text:p text:style-name="P21">Confidence, respect</text:p>
      <text:p text:style-name="P6"/>
      <text:p text:style-name="P21">Food will be fulfilled by eating.</text:p>
      <text:p text:style-name="P21">Drink will be fulfilled by drinking.</text:p>
      <text:p text:style-name="P21">Sex will be fulfilled by having sex.</text:p>
      <text:p text:style-name="P21">Sleep will be fulfilled by sleeping.</text:p>
      <text:p text:style-name="P6"/>
      <text:p text:style-name="P21">Health will be fulfilled by having food, drink and sleep, as well as having no diseases.</text:p>
      <text:p text:style-name="P21">Employment will be fulfilled by completing quests or using any of the profession skills.</text:p>
      <text:p text:style-name="P21">Property will be fulfilled by carrying objects, owning land/housing.</text:p>
      <text:p text:style-name="P6"/>
      <text:p text:style-name="P21">Friendship will be fulfilled by having positive relationships with NPCs.</text:p>
      <text:p text:style-name="P21">Family will be fulfilled by having a spouse and children.</text:p>
      <text:p text:style-name="P21">Morality will be fulfilled by completing positive quests, not stealing, and helping others</text:p>
      <text:p text:style-name="P6"/>
      <text:p text:style-name="P21">Confidence will be fulfilled by successfully completing actions and having high needs.</text:p>
      <text:p text:style-name="P21">Respect will be fulfilled by having positive relationships with NPCs and completing quests.</text:p>
      <text:h text:style-name="P30" text:outline-level="1">Job System</text:h>
      <text:p text:style-name="P6">Everyone has a job. From warrior to farmer to bard, everyone falls into a job. Jobs determine what special abilities and skills can be learned, as well as statistic growth rates. Your job is determined by a pin attached to your clothes.</text:p>
      <text:p text:style-name="P13">Each job has 10 levels, each of which will teach an ability, <text:span text:style-name="T46">and potentially increase your skills. You can continue to level up in a job beyond that initial 10, but you won’t learn any additional abilities, though your skills will increase.</text:span></text:p>
      <text:h text:style-name="P31" text:outline-level="1">Overworld, <text:span text:style-name="T42">Interiors, Exteriors and Towns</text:span></text:h>
      <text:p text:style-name="P6">There will be a randomly generated world map, with towns, dungeons and the like. It will be <text:soft-page-break/>possible to travel across it. <text:span text:style-name="T43">The other areas – interiors, exteriors and towns – will also be procedurally generated, with procedurally picked creature types to populate these areas. Obviously, the algorithm will not pick things that don’t make sense for the area: for example, no nagas in the tundra areas.</text:span></text:p>
      <text:p text:style-name="P14">Temperature will be simulated by area for interiors, exteriors and towns, though it will be simulated by square for the overworld.</text:p>
      <text:h text:style-name="P30" text:outline-level="1">Magic</text:h>
      <text:p text:style-name="P7">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30">Lua</text:span> scripts.</text:p>
      <text:p text:style-name="P7"/>
      <text:p text:style-name="P8">Here’s a rundown of the schools:</text:p>
      <text:p text:style-name="P24">Life is the school of creation, so it’s mostly summoning magic.</text:p>
      <text:p text:style-name="P24">Death is the school of destruction, so it’s mostly damage spells. <text:span text:style-name="T35">Lots of destruction spells in here.</text:span></text:p>
      <text:p text:style-name="P24">Law is the school of maintenance, so it’s a lot of healing and buffing. <text:span text:style-name="T34">You’ll find most of your resistance spells in here.</text:span></text:p>
      <text:p text:style-name="P24">Chaos is the school of change, so there’s a lot of random shit in here. <text:span text:style-name="T33">Has a bit of everything, but is offensively-minded.</text:span></text:p>
      <text:p text:style-name="P24">Nature is the school of natural magic, so it’s a good all-rounder. <text:span text:style-name="T32">Has a bit of everything.</text:span></text:p>
      <text:p text:style-name="P24">Sorcery is the anti-thesis of Nature, so it’s packed with everything that Nature doesn’t have. It’s mostly a utility school. <text:span text:style-name="T31">Lots of spells like flight, digging, manufacture, etc.</text:span></text:p>
      <text:p text:style-name="P7"/>
      <text:p text:style-name="P9">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30" text:outline-level="1">Statistics</text:h>
      <text:p text:style-name="P6">There will be nine statistics in all, split across three categories: Physical, Mental and Social.</text:p>
      <table:table table:name="Table1" table:style-name="Table1">
        <table:table-column table:style-name="Table1.A"/>
        <table:table-column table:style-name="Table1.B" table:number-columns-repeated="2"/>
        <table:table-row>
          <table:table-cell table:style-name="Table1.A1" office:value-type="string">
            <text:p text:style-name="P19">Strength</text:p>
          </table:table-cell>
          <table:table-cell table:style-name="Table1.A1" office:value-type="string">
            <text:p text:style-name="P19">Agility</text:p>
          </table:table-cell>
          <table:table-cell table:style-name="Table1.C1" office:value-type="string">
            <text:p text:style-name="P19">Endurance</text:p>
          </table:table-cell>
        </table:table-row>
        <table:table-row>
          <table:table-cell table:style-name="Table1.A2" office:value-type="string">
            <text:p text:style-name="P19">Cognition</text:p>
          </table:table-cell>
          <table:table-cell table:style-name="Table1.A2" office:value-type="string">
            <text:p text:style-name="P19">Perception</text:p>
          </table:table-cell>
          <table:table-cell table:style-name="Table1.C2" office:value-type="string">
            <text:p text:style-name="P19">Focus</text:p>
          </table:table-cell>
        </table:table-row>
        <table:table-row>
          <table:table-cell table:style-name="Table1.A3" office:value-type="string">
            <text:p text:style-name="P19">Personality</text:p>
          </table:table-cell>
          <table:table-cell table:style-name="Table1.A3" office:value-type="string">
            <text:p text:style-name="P19">Suavity</text:p>
          </table:table-cell>
          <table:table-cell table:style-name="Table1.C3" office:value-type="string">
            <text:p text:style-name="P19">Wit</text:p>
          </table:table-cell>
        </table:table-row>
      </table:table>
      <text:p text:style-name="P6"/>
      <text:p text:style-name="P21">Strength will govern melee damage and carry weight.</text:p>
      <text:p text:style-name="P21">Agility will govern To-Hit rate with both melee and ranged weapons.</text:p>
      <text:p text:style-name="P21">Endurance will govern hit points, regeneration rate and physical resistances.</text:p>
      <text:p text:style-name="P21">Cognition will govern XP gain, skill gain and magic proficiency.</text:p>
      <text:p text:style-name="P21">Perception will govern the ability to sense monsters and identify items.</text:p>
      <text:p text:style-name="P21"><text:soft-page-break/>Focus will govern your mana points, mana regeneration rate and mental resistances.</text:p>
      <text:p text:style-name="P21">Personality will govern your interactions with people, prices for goods, and ability to lead.</text:p>
      <text:p text:style-name="P21">Suavity will govern your ability to deceive and how well people react to you.</text:p>
      <text:p text:style-name="P22">Wit governs your composure points, composure regeneration rate and social resistances.</text:p>
      <text:h text:style-name="P32" text:outline-level="1">Skills</text:h>
      <text:p text:style-name="P6">Each skill will be 'governed' by one or more needs <text:span text:style-name="T37">(shown in brackets)</text:span>, which will in turn cause them to rise faster. There will be a wide variety of skills to choose from, including (but not limited to):</text:p>
      <text:p text:style-name="P21">Blades (Health, Confidence)</text:p>
      <text:p text:style-name="P21">Blunt (Health, Confidence)</text:p>
      <text:p text:style-name="P21">Axes (Health, Confidence)</text:p>
      <text:p text:style-name="P21">Polearms (Health, Confidence)</text:p>
      <text:p text:style-name="P21">Bows (Health, Confidence)</text:p>
      <text:p text:style-name="P21">Crossbows (Health, Confidence)</text:p>
      <text:p text:style-name="P21">Martial Arts (Health, Confidence)</text:p>
      <text:p text:style-name="P21">Evasion (Health, Confidence)</text:p>
      <text:p text:style-name="P21">Light Armour (Health, Confidence)</text:p>
      <text:p text:style-name="P21">Mediu<text:span text:style-name="T45">m</text:span> Armour (Health, Confidence)</text:p>
      <text:p text:style-name="P21">Heavy Armour (Health, Confidence)</text:p>
      <text:p text:style-name="P21">Life Magic (Friendship, family)</text:p>
      <text:p text:style-name="P21">Death Magic (Morality)</text:p>
      <text:p text:style-name="P21">Law Magic (Morality, respect)</text:p>
      <text:p text:style-name="P21">Chaos Magic (Confidence)</text:p>
      <text:p text:style-name="P21">Nature Magic (Food, Drink, Sex, Sleep)</text:p>
      <text:p text:style-name="P21">Sorcery Magic (Confidence, Respect)</text:p>
      <text:p text:style-name="P21">The Verse (All)</text:p>
      <text:p text:style-name="P21">Mercantile (Confidence, Property)</text:p>
      <text:p text:style-name="P21">Persuasion (Confidence, Friendship)</text:p>
      <text:p text:style-name="P21">Bluff (Confidence)</text:p>
      <text:p text:style-name="P23">Intimidate (Confidence, <text:span text:style-name="T39">Health)</text:span></text:p>
      <text:p text:style-name="P21">Stealth (Confidence)</text:p>
      <text:p text:style-name="P21">Lockpicking (Confidence)</text:p>
      <text:p text:style-name="P21">Pickpocketing (Confidence)</text:p>
      <text:p text:style-name="P21">Farming (Property, Employment)</text:p>
      <text:p text:style-name="P21">Mining (Property, Employment)</text:p>
      <text:p text:style-name="P21">Cooking (Confidence, Health, Employment)</text:p>
      <text:p text:style-name="P21"><text:soft-page-break/>Performance (Friendship, Confidence, Respect)</text:p>
      <text:p text:style-name="P6"/>
      <text:p text:style-name="P20">Each skill will need to gain 100 XP before it goes up <text:span text:style-name="T38">by one.</text:span></text:p>
      <text:h text:style-name="P30" text:outline-level="1">Equipment</text:h>
      <text:p text:style-name="P6">As a Rogue standard, all equipment will be unidentified, and will be identified as you spend time studying it, at an identifier, or using spells. Each piece of equipment will be procedurally generated.</text:p>
      <text:p text:style-name="P6">Weapons will have a damage rating, as well as a hit modifier.</text:p>
      <text:p text:style-name="P6">Armour will have a damage reduction rating.</text:p>
      <text:p text:style-name="P6">Tools will have an efficiency rating that affects how easy they are to use.</text:p>
      <text:p text:style-name="P10"/>
      <text:p text:style-name="P10">Each creature type will have slots determined by its body type. For example, Humans will have <text:span text:style-name="T40">slots for their head, neck, shoulders, torso, waist, legs, feet, hands, a weapon slot, two rings slots, a ranged weapon slot, ammo slot, job pin slot and throwing slot. A naga will have all of these slots, bar the legs and feet slot, having a tail slot instead. A multi-armed creature may have more weapon and ring slots.</text:span></text:p>
      <text:p text:style-name="P10"/>
      <text:p text:style-name="P11">The crunch: slots will be listed, from head to toe, <text:span text:style-name="T41">and each one will show a little picture of the item in its slot on the left hand side, along with the name of the item in its slot (either identified or unidentified, depending on whether or not the player has it identified or not).</text:span></text:p>
      <text:p text:style-name="P11"/>
      <text:p text:style-name="P12">The actual inventory screen will be a single prefab, with nested prefabs for actual functionality. <text:span text:style-name="T44">It will be created and destroyed as necessary.</text:span></text:p>
      <text:p text:style-name="P11"/>
      <text:p text:style-name="P15">Might implement a paper doll system later on. This will use XML to place slots on the paper doll screen.</text:p>
      <text:h text:style-name="P30" text:outline-level="1">Dialogue Engine</text:h>
      <text:p text:style-name="P16"><text:span text:style-name="Default_20_Paragraph_20_Font"><text:span text:style-name="T1">It will be possible to speak to pretty much any sentient creature in the entire game. As such, a dialogue engine is a must. </text:span></text:span><text:span text:style-name="Default_20_Paragraph_20_Font"><text:span text:style-name="T2">Topics will be sculpted in XML, with attached Lua scripts, for special interactions.</text:span></text:span></text:p>
      <text:p text:style-name="P16"><text:span text:style-name="Default_20_Paragraph_20_Font"><text:span text:style-name="T1"/></text:span></text:p>
      <text:p text:style-name="P16"><text:span text:style-name="Default_20_Paragraph_20_Font"><text:span text:style-name="T6">The crunch: the listener’s last words will be displayed at the top of the window, with the speaker’s last words below it. Below that will be the list of topics available for the speaker to say.</text:span></text:span></text:p>
      <text:p text:style-name="P16"><text:span text:style-name="Default_20_Paragraph_20_Font"><text:span text:style-name="T1"/></text:span></text:p>
      <text:p text:style-name="P18"><text:span text:style-name="Default_20_Paragraph_20_Font"><text:span text:style-name="T7">This will also be a set of nested prefabs, similar to the inventory system.</text:span></text:span></text:p>
      <text:p text:style-name="P16"><text:span text:style-name="Default_20_Paragraph_20_Font"><text:span text:style-name="T1"/></text:span></text:p>
      <text:h text:style-name="P33" text:outline-level="1"><text:span text:style-name="Default_20_Paragraph_20_Font"><text:span text:style-name="T3">Field of View</text:span></text:span></text:h>
      <text:p text:style-name="P17"><text:span text:style-name="Default_20_Paragraph_20_Font"><text:span text:style-name="T4">This is still being debated. At the moment, it uses Shadow casting, which is fairly quick and good enough, but I will try to implement a better, more permissive algorithm. Take pointers from </text:span></text:span><text:soft-page-break/><text:span text:style-name="Default_20_Paragraph_20_Font"><text:span text:style-name="T4">Jim (Tangledeep dev) often, such as if one creature can see another creature, make sure they can both see each other.</text:span></text:span></text:p>
      <text:p text:style-name="P17"><text:span text:style-name="Default_20_Paragraph_20_Font"><text:span text:style-name="T1"/></text:span></text:p>
      <text:p text:style-name="P17"><text:span text:style-name="Default_20_Paragraph_20_Font"><text:span text:style-name="T5">On lighting: currently disabled, but might re-enable it now that the Board system is in place.</text:span></text:span></text:p>
      <text:p text:style-name="P17"><text:span text:style-name="Default_20_Paragraph_20_Font"><text:span text:style-name="T1"/></text:span></text:p>
      <text:h text:style-name="P25"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6"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text:span text:style-name="T1">Maybe lock the abilities to the hotbar only, so they can’t be used from the Ability screen? Punishes high-level characters </text:span></text:span><text:span text:style-name="Default_20_Paragraph_20_Font"><text:span text:style-name="T13">with many abilities...</text:span></text:span></text:p>
      <text:h text:style-name="P27"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28"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Abilities are written in Lua.</text:span></text:span></text:p>
      <text:p text:style-name="P4"><text:span text:style-name="Default_20_Paragraph_20_Font"><text:span text:style-name="T1"/></text:span></text:p>
      <text:h text:style-name="P29" text:outline-level="1"><text:span text:style-name="Default_20_Paragraph_20_Font"><text:span text:style-name="T16">Moods</text:span></text:span></text:h>
      <text:p text:style-name="P5"><text:span text:style-name="Default_20_Paragraph_20_Font"><text:span text:style-name="T1"><text:tab/></text:span></text:span><text:span text:style-name="Default_20_Paragraph_20_Font"><text:span text:style-name="T17">Entities will have moods based upon their current needs fulfilment, </text:span></text:span><text:span text:style-name="Default_20_Paragraph_20_Font"><text:span text:style-name="T18">which will affect their </text:span></text:span><text:span text:style-name="Default_20_Paragraph_20_Font"><text:span text:style-name="T19">rolls. </text:span></text:span><text:span text:style-name="Default_20_Paragraph_20_Font"><text:span text:style-name="T20">There will be three moods: Happ</text:span></text:span><text:span text:style-name="Default_20_Paragraph_20_Font"><text:span text:style-name="T22">iness</text:span></text:span><text:span text:style-name="Default_20_Paragraph_20_Font"><text:span text:style-name="T20">, sad</text:span></text:span><text:span text:style-name="Default_20_Paragraph_20_Font"><text:span text:style-name="T22">ness</text:span></text:span><text:span text:style-name="Default_20_Paragraph_20_Font"><text:span text:style-name="T20"> and ang</text:span></text:span><text:span text:style-name="Default_20_Paragraph_20_Font"><text:span text:style-name="T22">er</text:span></text:span><text:span text:style-name="Default_20_Paragraph_20_Font"><text:span text:style-name="T20">. </text:span></text:span><text:span text:style-name="Default_20_Paragraph_20_Font"><text:span text:style-name="T21">Each mood has three stages, which increase the intensity of their effects. </text:span></text:span><text:span text:style-name="Default_20_Paragraph_20_Font"><text:span text:style-name="T22">Happiness boosts skill gain </text:span></text:span><text:span text:style-name="Default_20_Paragraph_20_Font"><text:span text:style-name="T25">by 5/10/25%</text:span></text:span><text:span text:style-name="Default_20_Paragraph_20_Font"><text:span text:style-name="T22">, social reactions </text:span></text:span><text:span text:style-name="Default_20_Paragraph_20_Font"><text:span text:style-name="T25">by 5/10/25%</text:span></text:span><text:span text:style-name="Default_20_Paragraph_20_Font"><text:span text:style-name="T22">, and quest rewards </text:span></text:span><text:span text:style-name="Default_20_Paragraph_20_Font"><text:span text:style-name="T25">by 5/10/25%, </text:span></text:span><text:span text:style-name="Default_20_Paragraph_20_Font"><text:span text:style-name="T27">but lowers combat damage by 5/10/15%</text:span></text:span><text:span text:style-name="Default_20_Paragraph_20_Font"><text:span text:style-name="T22">. </text:span></text:span><text:span text:style-name="Default_20_Paragraph_20_Font"><text:span text:style-name="T23">Sadness </text:span></text:span><text:span text:style-name="Default_20_Paragraph_20_Font"><text:span text:style-name="T29">increases crafting ability by 5/10/25%, but increases ability costs by 5/10/15%</text:span></text:span><text:span text:style-name="Default_20_Paragraph_20_Font"><text:span text:style-name="T23">. </text:span></text:span><text:span text:style-name="Default_20_Paragraph_20_Font"><text:span text:style-name="T24">Anger boosts combat prowess </text:span></text:span><text:span text:style-name="Default_20_Paragraph_20_Font"><text:span text:style-name="T26">by 5/10/25%</text:span></text:span><text:span text:style-name="Default_20_Paragraph_20_Font"><text:span text:style-name="T24">, but lowers crafting ability and social reactions </text:span></text:span><text:span text:style-name="Default_20_Paragraph_20_Font"><text:span text:style-name="T26">by 5/10/</text:span></text:span><text:span text:style-name="Default_20_Paragraph_20_Font"><text:span text:style-name="T28">1</text:span></text:span><text:span text:style-name="Default_20_Paragraph_20_Font"><text:span text:style-name="T26">5%</text:span></text:span><text:span text:style-name="Default_20_Paragraph_20_Font"><text:span text:style-name="T2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09-04-16T11:32:00Z</meta:creation-date>
    <dc:date>2018-08-24T21:51:44.403000000</dc:date>
    <meta:editing-cycles>209</meta:editing-cycles>
    <meta:editing-duration>P1DT12H14M3S</meta:editing-duration>
    <meta:document-statistic meta:table-count="1" meta:image-count="0" meta:object-count="0" meta:page-count="5" meta:paragraph-count="115" meta:word-count="1652" meta:character-count="10111" meta:non-whitespace-character-count="8565"/>
    <meta:user-defined meta:name="Info 1"/>
    <meta:user-defined meta:name="Info 2"/>
    <meta:user-defined meta:name="Info 3"/>
    <meta:user-defined meta:name="Info 4"/>
    <meta:template xlink:type="simple" xlink:actuate="onRequest" xlink:title="" xlink:href="Normal.dotm"/>
  </office:meta>
</office:document-meta>
</file>